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64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8" style:family="table-cell" style:parent-style-name="Default" style:data-style-name="N36"/>
    <style:style style:name="ce9" style:family="table-cell" style:parent-style-name="Default" style:data-style-name="N36">
      <style:table-cell-properties fo:background-color="#ffff00"/>
    </style:style>
    <style:style style:name="ce10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 style:data-style-name="N36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9cm" svg:height="8.997cm" svg:x="15.222cm" svg:y="0.417cm">
            <draw:object draw:notify-on-update-of-ranges="Sheet1.E1:Sheet1.E1 Sheet1.E2:Sheet1.E25 Sheet1.F1:Sheet1.F1 Sheet1.F2:Sheet1.F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r dnia</text:p>
          </table:table-cell>
          <table:table-cell table:style-name="Default" office:value-type="string" calcext:value-type="string">
            <text:p>Dzień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hoinki na placu</text:p>
          </table:table-cell>
          <table:table-cell office:value-type="string" calcext:value-type="string">
            <text:p>Kupione</text:p>
          </table:table-cell>
          <table:table-cell office:value-type="string" calcext:value-type="string">
            <text:p>Pozost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4-12-01" calcext:value-type="date">
            <text:p>1.12.2014</text:p>
          </table:table-cell>
          <table:table-cell table:formula="of:=ROUNDDOWN((-[.A2]*[.A2] +40*[.A2]+50)/10)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IF([.C2]&lt;=[.D2]; [.C2]; ROUNDDOWN(0.9*[.D2]))" office:value-type="float" office:value="8" calcext:value-type="float">
            <text:p>8</text:p>
          </table:table-cell>
          <table:table-cell table:formula="of:=[.D2]-[.E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12-02" calcext:value-type="date">
            <text:p>2.12.2014</text:p>
          </table:table-cell>
          <table:table-cell table:formula="of:=ROUNDDOWN((-[.A3]*[.A3] +40*[.A3]+50)/10)" office:value-type="float" office:value="12" calcext:value-type="float">
            <text:p>12</text:p>
          </table:table-cell>
          <table:table-cell table:formula="of:=[.D2]-[.E2]" office:value-type="float" office:value="42" calcext:value-type="float">
            <text:p>42</text:p>
          </table:table-cell>
          <table:table-cell table:formula="of:=IF([.C3]&lt;=[.D3]; [.C3]; ROUNDDOWN(0.9*[.D3]))" office:value-type="float" office:value="12" calcext:value-type="float">
            <text:p>12</text:p>
          </table:table-cell>
          <table:table-cell table:formula="of:=[.D3]-[.E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12-03" calcext:value-type="date">
            <text:p>3.12.2014</text:p>
          </table:table-cell>
          <table:table-cell table:formula="of:=ROUNDDOWN((-[.A4]*[.A4] +40*[.A4]+50)/10)" office:value-type="float" office:value="16" calcext:value-type="float">
            <text:p>16</text:p>
          </table:table-cell>
          <table:table-cell table:formula="of:=[.D3]-[.E3]" office:value-type="float" office:value="30" calcext:value-type="float">
            <text:p>30</text:p>
          </table:table-cell>
          <table:table-cell table:formula="of:=IF([.C4]&lt;=[.D4]; [.C4]; ROUNDDOWN(0.9*[.D4]))" office:value-type="float" office:value="16" calcext:value-type="float">
            <text:p>16</text:p>
          </table:table-cell>
          <table:table-cell table:formula="of:=[.D4]-[.E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4-12-04" calcext:value-type="date">
            <text:p>4.12.2014</text:p>
          </table:table-cell>
          <table:table-cell table:formula="of:=ROUNDDOWN((-[.A5]*[.A5] +40*[.A5]+50)/10)" office:value-type="float" office:value="19" calcext:value-type="float">
            <text:p>19</text:p>
          </table:table-cell>
          <table:table-cell table:formula="of:=[.D4]+50-[.E4]" office:value-type="float" office:value="64" calcext:value-type="float">
            <text:p>64</text:p>
          </table:table-cell>
          <table:table-cell table:formula="of:=IF([.C5]&lt;=[.D5]; [.C5]; ROUNDDOWN(0.9*[.D5]))" office:value-type="float" office:value="19" calcext:value-type="float">
            <text:p>19</text:p>
          </table:table-cell>
          <table:table-cell table:formula="of:=[.D5]-[.E5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4-12-05" calcext:value-type="date">
            <text:p>5.12.2014</text:p>
          </table:table-cell>
          <table:table-cell table:formula="of:=ROUNDDOWN((-[.A6]*[.A6] +40*[.A6]+50)/10)" office:value-type="float" office:value="22" calcext:value-type="float">
            <text:p>22</text:p>
          </table:table-cell>
          <table:table-cell table:formula="of:=[.D5]+IF(MOD([.A6];2) = 0; 50; 0)-[.E5]" office:value-type="float" office:value="45" calcext:value-type="float">
            <text:p>45</text:p>
          </table:table-cell>
          <table:table-cell table:formula="of:=IF([.C6]&lt;=[.D6]; [.C6]; ROUNDDOWN(0.9*[.D6]))" office:value-type="float" office:value="22" calcext:value-type="float">
            <text:p>22</text:p>
          </table:table-cell>
          <table:table-cell table:formula="of:=[.D6]-[.E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4-12-06" calcext:value-type="date">
            <text:p>6.12.2014</text:p>
          </table:table-cell>
          <table:table-cell table:formula="of:=ROUNDDOWN((-[.A7]*[.A7] +40*[.A7]+50)/10)" office:value-type="float" office:value="25" calcext:value-type="float">
            <text:p>25</text:p>
          </table:table-cell>
          <table:table-cell table:formula="of:=[.D6]+IF(MOD([.A7];2) = 0; 50; 0)-[.E6]" office:value-type="float" office:value="73" calcext:value-type="float">
            <text:p>73</text:p>
          </table:table-cell>
          <table:table-cell table:formula="of:=IF([.C7]&lt;=[.D7]; [.C7]; ROUNDDOWN(0.9*[.D7]))" office:value-type="float" office:value="25" calcext:value-type="float">
            <text:p>25</text:p>
          </table:table-cell>
          <table:table-cell table:formula="of:=[.D7]-[.E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4-12-07" calcext:value-type="date">
            <text:p>7.12.2014</text:p>
          </table:table-cell>
          <table:table-cell table:formula="of:=ROUNDDOWN((-[.A8]*[.A8] +40*[.A8]+50)/10)" office:value-type="float" office:value="28" calcext:value-type="float">
            <text:p>28</text:p>
          </table:table-cell>
          <table:table-cell table:formula="of:=[.D7]+IF(MOD([.A8];2) = 0; 50; 0)-[.E7]" office:value-type="float" office:value="48" calcext:value-type="float">
            <text:p>48</text:p>
          </table:table-cell>
          <table:table-cell table:formula="of:=IF([.C8]&lt;=[.D8]; [.C8]; ROUNDDOWN(0.9*[.D8]))" office:value-type="float" office:value="28" calcext:value-type="float">
            <text:p>28</text:p>
          </table:table-cell>
          <table:table-cell table:formula="of:=[.D8]-[.E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4-12-08" calcext:value-type="date">
            <text:p>8.12.2014</text:p>
          </table:table-cell>
          <table:table-cell table:formula="of:=ROUNDDOWN((-[.A9]*[.A9] +40*[.A9]+50)/10)" office:value-type="float" office:value="30" calcext:value-type="float">
            <text:p>30</text:p>
          </table:table-cell>
          <table:table-cell table:formula="of:=[.D8]+IF(MOD([.A9];2) = 0; 50; 0)-[.E8]" office:value-type="float" office:value="70" calcext:value-type="float">
            <text:p>70</text:p>
          </table:table-cell>
          <table:table-cell table:formula="of:=IF([.C9]&lt;=[.D9]; [.C9]; ROUNDDOWN(0.9*[.D9]))" office:value-type="float" office:value="30" calcext:value-type="float">
            <text:p>30</text:p>
          </table:table-cell>
          <table:table-cell table:formula="of:=[.D9]-[.E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4-12-09" calcext:value-type="date">
            <text:p>9.12.2014</text:p>
          </table:table-cell>
          <table:table-cell table:formula="of:=ROUNDDOWN((-[.A10]*[.A10] +40*[.A10]+50)/10)" office:value-type="float" office:value="32" calcext:value-type="float">
            <text:p>32</text:p>
          </table:table-cell>
          <table:table-cell table:formula="of:=[.D9]+IF(MOD([.A10];2) = 0; 50; 0)-[.E9]" office:value-type="float" office:value="40" calcext:value-type="float">
            <text:p>40</text:p>
          </table:table-cell>
          <table:table-cell table:formula="of:=IF([.C10]&lt;=[.D10]; [.C10]; ROUNDDOWN(0.9*[.D10]))" office:value-type="float" office:value="32" calcext:value-type="float">
            <text:p>32</text:p>
          </table:table-cell>
          <table:table-cell table:formula="of:=[.D10]-[.E1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4-12-10" calcext:value-type="date">
            <text:p>10.12.2014</text:p>
          </table:table-cell>
          <table:table-cell table:formula="of:=ROUNDDOWN((-[.A11]*[.A11] +40*[.A11]+50)/10)" office:value-type="float" office:value="35" calcext:value-type="float">
            <text:p>35</text:p>
          </table:table-cell>
          <table:table-cell table:formula="of:=[.D10]+IF(MOD([.A11];2) = 0; 50; 0)-[.E10]" office:value-type="float" office:value="58" calcext:value-type="float">
            <text:p>58</text:p>
          </table:table-cell>
          <table:table-cell table:formula="of:=IF([.C11]&lt;=[.D11]; [.C11]; ROUNDDOWN(0.9*[.D11]))" office:value-type="float" office:value="35" calcext:value-type="float">
            <text:p>35</text:p>
          </table:table-cell>
          <table:table-cell table:formula="of:=[.D11]-[.E11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date" office:date-value="2014-12-11" calcext:value-type="date">
            <text:p>11.12.2014</text:p>
          </table:table-cell>
          <table:table-cell table:formula="of:=ROUNDDOWN((-[.A12]*[.A12] +40*[.A12]+50)/10)" office:value-type="float" office:value="36" calcext:value-type="float">
            <text:p>36</text:p>
          </table:table-cell>
          <table:table-cell table:formula="of:=[.D11]+IF(MOD([.A12];2) = 0; 50; 0)-[.E11]" office:value-type="float" office:value="23" calcext:value-type="float">
            <text:p>23</text:p>
          </table:table-cell>
          <table:table-cell table:formula="of:=IF([.C12]&lt;=[.D12]; [.C12]; ROUNDDOWN(0.9*[.D12]))" office:value-type="float" office:value="20" calcext:value-type="float">
            <text:p>20</text:p>
          </table:table-cell>
          <table:table-cell table:formula="of:=[.D12]-[.E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4-12-12" calcext:value-type="date">
            <text:p>12.12.2014</text:p>
          </table:table-cell>
          <table:table-cell table:formula="of:=ROUNDDOWN((-[.A13]*[.A13] +40*[.A13]+50)/10)" office:value-type="float" office:value="38" calcext:value-type="float">
            <text:p>38</text:p>
          </table:table-cell>
          <table:table-cell table:formula="of:=[.D12]+IF(MOD([.A13];2) = 0; 50; 0)-[.E12]" office:value-type="float" office:value="53" calcext:value-type="float">
            <text:p>53</text:p>
          </table:table-cell>
          <table:table-cell table:formula="of:=IF([.C13]&lt;=[.D13]; [.C13]; ROUNDDOWN(0.9*[.D13]))" office:value-type="float" office:value="38" calcext:value-type="float">
            <text:p>38</text:p>
          </table:table-cell>
          <table:table-cell table:formula="of:=[.D13]-[.E1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4-12-13" calcext:value-type="date">
            <text:p>13.12.2014</text:p>
          </table:table-cell>
          <table:table-cell table:formula="of:=ROUNDDOWN((-[.A14]*[.A14] +40*[.A14]+50)/10)" office:value-type="float" office:value="40" calcext:value-type="float">
            <text:p>40</text:p>
          </table:table-cell>
          <table:table-cell table:formula="of:=[.D13]+IF(MOD([.A14];2) = 0; 50; 0)-[.E13]" office:value-type="float" office:value="15" calcext:value-type="float">
            <text:p>15</text:p>
          </table:table-cell>
          <table:table-cell table:formula="of:=IF([.C14]&lt;=[.D14]; [.C14]; ROUNDDOWN(0.9*[.D14]))" office:value-type="float" office:value="13" calcext:value-type="float">
            <text:p>13</text:p>
          </table:table-cell>
          <table:table-cell table:formula="of:=[.D14]-[.E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4-12-14" calcext:value-type="date">
            <text:p>14.12.2014</text:p>
          </table:table-cell>
          <table:table-cell table:formula="of:=ROUNDDOWN((-[.A15]*[.A15] +40*[.A15]+50)/10)" office:value-type="float" office:value="41" calcext:value-type="float">
            <text:p>41</text:p>
          </table:table-cell>
          <table:table-cell table:formula="of:=[.D14]+IF(MOD([.A15];2) = 0; 50; 0)-[.E14]" office:value-type="float" office:value="52" calcext:value-type="float">
            <text:p>52</text:p>
          </table:table-cell>
          <table:table-cell table:formula="of:=IF([.C15]&lt;=[.D15]; [.C15]; ROUNDDOWN(0.9*[.D15]))" office:value-type="float" office:value="41" calcext:value-type="float">
            <text:p>41</text:p>
          </table:table-cell>
          <table:table-cell table:formula="of:=[.D15]-[.E1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4-12-15" calcext:value-type="date">
            <text:p>15.12.2014</text:p>
          </table:table-cell>
          <table:table-cell table:formula="of:=ROUNDDOWN((-[.A16]*[.A16] +40*[.A16]+50)/10)" office:value-type="float" office:value="42" calcext:value-type="float">
            <text:p>42</text:p>
          </table:table-cell>
          <table:table-cell table:formula="of:=[.D15]+IF(MOD([.A16];2) = 0; 50; 0)-[.E15]" office:value-type="float" office:value="11" calcext:value-type="float">
            <text:p>11</text:p>
          </table:table-cell>
          <table:table-cell table:formula="of:=IF([.C16]&lt;=[.D16]; [.C16]; ROUNDDOWN(0.9*[.D16]))" office:value-type="float" office:value="9" calcext:value-type="float">
            <text:p>9</text:p>
          </table:table-cell>
          <table:table-cell table:formula="of:=[.D16]-[.E1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4-12-16" calcext:value-type="date">
            <text:p>16.12.2014</text:p>
          </table:table-cell>
          <table:table-cell table:formula="of:=ROUNDDOWN((-[.A17]*[.A17] +40*[.A17]+50)/10)" office:value-type="float" office:value="43" calcext:value-type="float">
            <text:p>43</text:p>
          </table:table-cell>
          <table:table-cell table:formula="of:=[.D16]+IF(MOD([.A17];2) = 0; 50; 0)-[.E16]" office:value-type="float" office:value="52" calcext:value-type="float">
            <text:p>52</text:p>
          </table:table-cell>
          <table:table-cell table:formula="of:=IF([.C17]&lt;=[.D17]; [.C17]; ROUNDDOWN(0.9*[.D17]))" office:value-type="float" office:value="43" calcext:value-type="float">
            <text:p>43</text:p>
          </table:table-cell>
          <table:table-cell table:formula="of:=[.D17]-[.E1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4-12-17" calcext:value-type="date">
            <text:p>17.12.2014</text:p>
          </table:table-cell>
          <table:table-cell table:formula="of:=ROUNDDOWN((-[.A18]*[.A18] +40*[.A18]+50)/10)" office:value-type="float" office:value="44" calcext:value-type="float">
            <text:p>44</text:p>
          </table:table-cell>
          <table:table-cell table:formula="of:=[.D17]+IF(MOD([.A18];2) = 0; 50; 0)-[.E17]" office:value-type="float" office:value="9" calcext:value-type="float">
            <text:p>9</text:p>
          </table:table-cell>
          <table:table-cell table:formula="of:=IF([.C18]&lt;=[.D18]; [.C18]; ROUNDDOWN(0.9*[.D18]))" office:value-type="float" office:value="8" calcext:value-type="float">
            <text:p>8</text:p>
          </table:table-cell>
          <table:table-cell table:formula="of:=[.D18]-[.E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4-12-18" calcext:value-type="date">
            <text:p>18.12.2014</text:p>
          </table:table-cell>
          <table:table-cell table:formula="of:=ROUNDDOWN((-[.A19]*[.A19] +40*[.A19]+50)/10)" office:value-type="float" office:value="44" calcext:value-type="float">
            <text:p>44</text:p>
          </table:table-cell>
          <table:table-cell table:formula="of:=[.D18]+IF(MOD([.A19];2) = 0; 50; 0)-[.E18]" office:value-type="float" office:value="51" calcext:value-type="float">
            <text:p>51</text:p>
          </table:table-cell>
          <table:table-cell table:formula="of:=IF([.C19]&lt;=[.D19]; [.C19]; ROUNDDOWN(0.9*[.D19]))" office:value-type="float" office:value="44" calcext:value-type="float">
            <text:p>44</text:p>
          </table:table-cell>
          <table:table-cell table:formula="of:=[.D19]-[.E1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4-12-19" calcext:value-type="date">
            <text:p>19.12.2014</text:p>
          </table:table-cell>
          <table:table-cell table:formula="of:=ROUNDDOWN((-[.A20]*[.A20] +40*[.A20]+50)/10)" office:value-type="float" office:value="44" calcext:value-type="float">
            <text:p>44</text:p>
          </table:table-cell>
          <table:table-cell table:formula="of:=[.D19]+IF(MOD([.A20];2) = 0; 50; 0)-[.E19]" office:value-type="float" office:value="7" calcext:value-type="float">
            <text:p>7</text:p>
          </table:table-cell>
          <table:table-cell table:formula="of:=IF([.C20]&lt;=[.D20]; [.C20]; ROUNDDOWN(0.9*[.D20]))" office:value-type="float" office:value="6" calcext:value-type="float">
            <text:p>6</text:p>
          </table:table-cell>
          <table:table-cell table:formula="of:=[.D20]-[.E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4-12-20" calcext:value-type="date">
            <text:p>20.12.2014</text:p>
          </table:table-cell>
          <table:table-cell table:formula="of:=ROUNDDOWN((-[.A21]*[.A21] +40*[.A21]+50)/10)" office:value-type="float" office:value="45" calcext:value-type="float">
            <text:p>45</text:p>
          </table:table-cell>
          <table:table-cell table:formula="of:=[.D20]+IF(MOD([.A21];2) = 0; 50; 0)-[.E20]" office:value-type="float" office:value="51" calcext:value-type="float">
            <text:p>51</text:p>
          </table:table-cell>
          <table:table-cell table:formula="of:=IF([.C21]&lt;=[.D21]; [.C21]; ROUNDDOWN(0.9*[.D21]))" office:value-type="float" office:value="45" calcext:value-type="float">
            <text:p>45</text:p>
          </table:table-cell>
          <table:table-cell table:formula="of:=[.D21]-[.E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4-12-21" calcext:value-type="date">
            <text:p>21.12.2014</text:p>
          </table:table-cell>
          <table:table-cell table:formula="of:=ROUNDDOWN((-[.A22]*[.A22] +40*[.A22]+50)/10)" office:value-type="float" office:value="44" calcext:value-type="float">
            <text:p>44</text:p>
          </table:table-cell>
          <table:table-cell table:formula="of:=[.D21]+IF(MOD([.A22];2) = 0; 50; 0)-[.E21]" office:value-type="float" office:value="6" calcext:value-type="float">
            <text:p>6</text:p>
          </table:table-cell>
          <table:table-cell table:formula="of:=IF([.C22]&lt;=[.D22]; [.C22]; ROUNDDOWN(0.9*[.D22]))" office:value-type="float" office:value="5" calcext:value-type="float">
            <text:p>5</text:p>
          </table:table-cell>
          <table:table-cell table:formula="of:=[.D22]-[.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4-12-22" calcext:value-type="date">
            <text:p>22.12.2014</text:p>
          </table:table-cell>
          <table:table-cell table:formula="of:=ROUNDDOWN((-[.A23]*[.A23] +40*[.A23]+50)/10)" office:value-type="float" office:value="44" calcext:value-type="float">
            <text:p>44</text:p>
          </table:table-cell>
          <table:table-cell table:formula="of:=[.D22]+IF(MOD([.A23];2) = 0; 50; 0)-[.E22]" office:value-type="float" office:value="51" calcext:value-type="float">
            <text:p>51</text:p>
          </table:table-cell>
          <table:table-cell table:formula="of:=IF([.C23]&lt;=[.D23]; [.C23]; ROUNDDOWN(0.9*[.D23]))" office:value-type="float" office:value="44" calcext:value-type="float">
            <text:p>44</text:p>
          </table:table-cell>
          <table:table-cell table:formula="of:=[.D23]-[.E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4-12-23" calcext:value-type="date">
            <text:p>23.12.2014</text:p>
          </table:table-cell>
          <table:table-cell table:formula="of:=ROUNDDOWN((-[.A24]*[.A24] +40*[.A24]+50)/10)" office:value-type="float" office:value="44" calcext:value-type="float">
            <text:p>44</text:p>
          </table:table-cell>
          <table:table-cell table:formula="of:=[.D23]+IF(MOD([.A24];2) = 0; 50; 0)-[.E23]" office:value-type="float" office:value="7" calcext:value-type="float">
            <text:p>7</text:p>
          </table:table-cell>
          <table:table-cell table:formula="of:=IF([.C24]&lt;=[.D24]; [.C24]; ROUNDDOWN(0.9*[.D24]))" office:value-type="float" office:value="6" calcext:value-type="float">
            <text:p>6</text:p>
          </table:table-cell>
          <table:table-cell table:formula="of:=[.D24]-[.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4-12-24" calcext:value-type="date">
            <text:p>24.12.2014</text:p>
          </table:table-cell>
          <table:table-cell table:formula="of:=ROUNDDOWN((-[.A25]*[.A25] +40*[.A25]+50)/10)" office:value-type="float" office:value="43" calcext:value-type="float">
            <text:p>43</text:p>
          </table:table-cell>
          <table:table-cell table:formula="of:=[.D24]+IF(MOD([.A25];2) = 0; 50; 0)-[.E24]" office:value-type="float" office:value="51" calcext:value-type="float">
            <text:p>51</text:p>
          </table:table-cell>
          <table:table-cell table:formula="of:=IF([.C25]&lt;=[.D25]; [.C25]; ROUNDDOWN(0.9*[.D25]))" office:value-type="float" office:value="43" calcext:value-type="float">
            <text:p>43</text:p>
          </table:table-cell>
          <table:table-cell table:style-name="ce10" table:formula="of:=[.D25]-[.E25]" office:value-type="float" office:value="8" calcext:value-type="float">
            <text:p>8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office:value-type="string" calcext:value-type="string">
            <text:p>Zadanie 1</text:p>
          </table:table-cell>
          <table:table-cell table:style-name="ce10" office:value-type="string" calcext:value-type="string">
            <text:p>Zadanie 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formula="of:=SUM([.E2:.E25])" office:value-type="float" office:value="592" calcext:value-type="float">
            <text:p>592</text:p>
          </table:table-cell>
          <table:table-cell table:style-name="ce9" office:value-type="date" office:date-value="2014-12-11" calcext:value-type="date">
            <text:p>11.12.201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4"/>
          <table:table-cell/>
        </table:table-row>
      </table:table>
      <table:table table:name="Zadanie4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r dnia</text:p>
          </table:table-cell>
          <table:table-cell table:style-name="Default" office:value-type="string" calcext:value-type="string">
            <text:p>Dzień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hoinki na placu</text:p>
          </table:table-cell>
          <table:table-cell office:value-type="string" calcext:value-type="string">
            <text:p>dodane</text:p>
          </table:table-cell>
          <table:table-cell office:value-type="string" calcext:value-type="string">
            <text:p>Kupione</text:p>
          </table:table-cell>
          <table:table-cell office:value-type="string" calcext:value-type="string">
            <text:p>Pozost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4-12-01" calcext:value-type="date">
            <text:p>1.12.2014</text:p>
          </table:table-cell>
          <table:table-cell table:formula="of:=ROUNDDOWN((-[.A2]*[.A2] +40*[.A2]+50)/10)" office:value-type="float" office:value="8" calcext:value-type="float">
            <text:p>8</text:p>
          </table:table-cell>
          <table:table-cell table:formula="of:=[.E2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IF([.C2]&lt;=[.D2]; [.C2]; ROUNDDOWN(0.9*[.D2]))" office:value-type="float" office:value="8" calcext:value-type="float">
            <text:p>8</text:p>
          </table:table-cell>
          <table:table-cell table:formula="of:=[.D2]-[.F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12-02" calcext:value-type="date">
            <text:p>2.12.2014</text:p>
          </table:table-cell>
          <table:table-cell table:formula="of:=ROUNDDOWN((-[.A3]*[.A3] +40*[.A3]+50)/10)" office:value-type="float" office:value="12" calcext:value-type="float">
            <text:p>12</text:p>
          </table:table-cell>
          <table:table-cell table:formula="of:=[.D2]-[.F2]+[.E3]" office:value-type="float" office:value="42" calcext:value-type="float">
            <text:p>42</text:p>
          </table:table-cell>
          <table:table-cell/>
          <table:table-cell table:formula="of:=IF([.C3]&lt;=[.D3]; [.C3]; ROUNDDOWN(0.9*[.D3]))" office:value-type="float" office:value="12" calcext:value-type="float">
            <text:p>12</text:p>
          </table:table-cell>
          <table:table-cell table:formula="of:=[.D3]-[.F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12-03" calcext:value-type="date">
            <text:p>3.12.2014</text:p>
          </table:table-cell>
          <table:table-cell table:formula="of:=ROUNDDOWN((-[.A4]*[.A4] +40*[.A4]+50)/10)" office:value-type="float" office:value="16" calcext:value-type="float">
            <text:p>16</text:p>
          </table:table-cell>
          <table:table-cell table:formula="of:=[.D3]-[.F3]+[.E4]" office:value-type="float" office:value="30" calcext:value-type="float">
            <text:p>30</text:p>
          </table:table-cell>
          <table:table-cell/>
          <table:table-cell table:formula="of:=IF([.C4]&lt;=[.D4]; [.C4]; ROUNDDOWN(0.9*[.D4]))" office:value-type="float" office:value="16" calcext:value-type="float">
            <text:p>16</text:p>
          </table:table-cell>
          <table:table-cell table:formula="of:=[.D4]-[.F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4-12-04" calcext:value-type="date">
            <text:p>4.12.2014</text:p>
          </table:table-cell>
          <table:table-cell table:formula="of:=ROUNDDOWN((-[.A5]*[.A5] +40*[.A5]+50)/10)" office:value-type="float" office:value="19" calcext:value-type="float">
            <text:p>19</text:p>
          </table:table-cell>
          <table:table-cell table:formula="of:=[.D4]-[.F4]+[.E5]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formula="of:=IF([.C5]&lt;=[.D5]; [.C5]; ROUNDDOWN(0.9*[.D5]))" office:value-type="float" office:value="19" calcext:value-type="float">
            <text:p>19</text:p>
          </table:table-cell>
          <table:table-cell table:formula="of:=[.D5]-[.F5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4-12-05" calcext:value-type="date">
            <text:p>5.12.2014</text:p>
          </table:table-cell>
          <table:table-cell table:formula="of:=ROUNDDOWN((-[.A6]*[.A6] +40*[.A6]+50)/10)" office:value-type="float" office:value="22" calcext:value-type="float">
            <text:p>22</text:p>
          </table:table-cell>
          <table:table-cell table:formula="of:=[.D5]-[.F5]+[.E6]" office:value-type="float" office:value="45" calcext:value-type="float">
            <text:p>45</text:p>
          </table:table-cell>
          <table:table-cell/>
          <table:table-cell table:formula="of:=IF([.C6]&lt;=[.D6]; [.C6]; ROUNDDOWN(0.9*[.D6]))" office:value-type="float" office:value="22" calcext:value-type="float">
            <text:p>22</text:p>
          </table:table-cell>
          <table:table-cell table:formula="of:=[.D6]-[.F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4-12-06" calcext:value-type="date">
            <text:p>6.12.2014</text:p>
          </table:table-cell>
          <table:table-cell table:formula="of:=ROUNDDOWN((-[.A7]*[.A7] +40*[.A7]+50)/10)" office:value-type="float" office:value="25" calcext:value-type="float">
            <text:p>25</text:p>
          </table:table-cell>
          <table:table-cell table:formula="of:=[.D6]-[.F6]+[.E7]"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formula="of:=IF([.C7]&lt;=[.D7]; [.C7]; ROUNDDOWN(0.9*[.D7]))" office:value-type="float" office:value="25" calcext:value-type="float">
            <text:p>25</text:p>
          </table:table-cell>
          <table:table-cell table:formula="of:=[.D7]-[.F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4-12-07" calcext:value-type="date">
            <text:p>7.12.2014</text:p>
          </table:table-cell>
          <table:table-cell table:formula="of:=ROUNDDOWN((-[.A8]*[.A8] +40*[.A8]+50)/10)" office:value-type="float" office:value="28" calcext:value-type="float">
            <text:p>28</text:p>
          </table:table-cell>
          <table:table-cell table:formula="of:=[.D7]-[.F7]+[.E8]" office:value-type="float" office:value="48" calcext:value-type="float">
            <text:p>48</text:p>
          </table:table-cell>
          <table:table-cell/>
          <table:table-cell table:formula="of:=IF([.C8]&lt;=[.D8]; [.C8]; ROUNDDOWN(0.9*[.D8]))" office:value-type="float" office:value="28" calcext:value-type="float">
            <text:p>28</text:p>
          </table:table-cell>
          <table:table-cell table:formula="of:=[.D8]-[.F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4-12-08" calcext:value-type="date">
            <text:p>8.12.2014</text:p>
          </table:table-cell>
          <table:table-cell table:formula="of:=ROUNDDOWN((-[.A9]*[.A9] +40*[.A9]+50)/10)" office:value-type="float" office:value="30" calcext:value-type="float">
            <text:p>30</text:p>
          </table:table-cell>
          <table:table-cell table:formula="of:=[.D8]-[.F8]+[.E9]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IF([.C9]&lt;=[.D9]; [.C9]; ROUNDDOWN(0.9*[.D9]))" office:value-type="float" office:value="30" calcext:value-type="float">
            <text:p>30</text:p>
          </table:table-cell>
          <table:table-cell table:formula="of:=[.D9]-[.F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4-12-09" calcext:value-type="date">
            <text:p>9.12.2014</text:p>
          </table:table-cell>
          <table:table-cell table:formula="of:=ROUNDDOWN((-[.A10]*[.A10] +40*[.A10]+50)/10)" office:value-type="float" office:value="32" calcext:value-type="float">
            <text:p>32</text:p>
          </table:table-cell>
          <table:table-cell table:formula="of:=[.D9]-[.F9]+[.E10]" office:value-type="float" office:value="40" calcext:value-type="float">
            <text:p>40</text:p>
          </table:table-cell>
          <table:table-cell/>
          <table:table-cell table:formula="of:=IF([.C10]&lt;=[.D10]; [.C10]; ROUNDDOWN(0.9*[.D10]))" office:value-type="float" office:value="32" calcext:value-type="float">
            <text:p>32</text:p>
          </table:table-cell>
          <table:table-cell table:formula="of:=[.D10]-[.F1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4-12-10" calcext:value-type="date">
            <text:p>10.12.2014</text:p>
          </table:table-cell>
          <table:table-cell table:formula="of:=ROUNDDOWN((-[.A11]*[.A11] +40*[.A11]+50)/10)" office:value-type="float" office:value="35" calcext:value-type="float">
            <text:p>35</text:p>
          </table:table-cell>
          <table:table-cell table:formula="of:=[.D10]-[.F10]+[.E11]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formula="of:=IF([.C11]&lt;=[.D11]; [.C11]; ROUNDDOWN(0.9*[.D11]))" office:value-type="float" office:value="35" calcext:value-type="float">
            <text:p>35</text:p>
          </table:table-cell>
          <table:table-cell table:formula="of:=[.D11]-[.F11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date" office:date-value="2014-12-11" calcext:value-type="date">
            <text:p>11.12.2014</text:p>
          </table:table-cell>
          <table:table-cell table:formula="of:=ROUNDDOWN((-[.A12]*[.A12] +40*[.A12]+50)/10)" office:value-type="float" office:value="36" calcext:value-type="float">
            <text:p>36</text:p>
          </table:table-cell>
          <table:table-cell table:formula="of:=[.D11]-[.F11]+[.E12]"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formula="of:=IF([.C12]&lt;=[.D12]; [.C12]; ROUNDDOWN(0.9*[.D12]))" office:value-type="float" office:value="36" calcext:value-type="float">
            <text:p>36</text:p>
          </table:table-cell>
          <table:table-cell table:formula="of:=[.D12]-[.F1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4-12-12" calcext:value-type="date">
            <text:p>12.12.2014</text:p>
          </table:table-cell>
          <table:table-cell table:formula="of:=ROUNDDOWN((-[.A13]*[.A13] +40*[.A13]+50)/10)" office:value-type="float" office:value="38" calcext:value-type="float">
            <text:p>38</text:p>
          </table:table-cell>
          <table:table-cell table:formula="of:=[.D12]-[.F12]+[.E13]"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table:formula="of:=IF([.C13]&lt;=[.D13]; [.C13]; ROUNDDOWN(0.9*[.D13]))" office:value-type="float" office:value="38" calcext:value-type="float">
            <text:p>38</text:p>
          </table:table-cell>
          <table:table-cell table:formula="of:=[.D13]-[.F13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4-12-13" calcext:value-type="date">
            <text:p>13.12.2014</text:p>
          </table:table-cell>
          <table:table-cell table:formula="of:=ROUNDDOWN((-[.A14]*[.A14] +40*[.A14]+50)/10)" office:value-type="float" office:value="40" calcext:value-type="float">
            <text:p>40</text:p>
          </table:table-cell>
          <table:table-cell table:formula="of:=[.D13]-[.F13]+[.E14]" office:value-type="float" office:value="49" calcext:value-type="float">
            <text:p>49</text:p>
          </table:table-cell>
          <table:table-cell/>
          <table:table-cell table:formula="of:=IF([.C14]&lt;=[.D14]; [.C14]; ROUNDDOWN(0.9*[.D14]))" office:value-type="float" office:value="40" calcext:value-type="float">
            <text:p>40</text:p>
          </table:table-cell>
          <table:table-cell table:formula="of:=[.D14]-[.F1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4-12-14" calcext:value-type="date">
            <text:p>14.12.2014</text:p>
          </table:table-cell>
          <table:table-cell table:formula="of:=ROUNDDOWN((-[.A15]*[.A15] +40*[.A15]+50)/10)" office:value-type="float" office:value="41" calcext:value-type="float">
            <text:p>41</text:p>
          </table:table-cell>
          <table:table-cell table:formula="of:=[.D14]-[.F14]+[.E15]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formula="of:=IF([.C15]&lt;=[.D15]; [.C15]; ROUNDDOWN(0.9*[.D15]))" office:value-type="float" office:value="41" calcext:value-type="float">
            <text:p>41</text:p>
          </table:table-cell>
          <table:table-cell table:formula="of:=[.D15]-[.F1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4-12-15" calcext:value-type="date">
            <text:p>15.12.2014</text:p>
          </table:table-cell>
          <table:table-cell table:formula="of:=ROUNDDOWN((-[.A16]*[.A16] +40*[.A16]+50)/10)" office:value-type="float" office:value="42" calcext:value-type="float">
            <text:p>42</text:p>
          </table:table-cell>
          <table:table-cell table:formula="of:=[.D15]-[.F15]+[.E16]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IF([.C16]&lt;=[.D16]; [.C16]; ROUNDDOWN(0.9*[.D16]))" office:value-type="float" office:value="42" calcext:value-type="float">
            <text:p>42</text:p>
          </table:table-cell>
          <table:table-cell table:formula="of:=[.D16]-[.F1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4-12-16" calcext:value-type="date">
            <text:p>16.12.2014</text:p>
          </table:table-cell>
          <table:table-cell table:formula="of:=ROUNDDOWN((-[.A17]*[.A17] +40*[.A17]+50)/10)" office:value-type="float" office:value="43" calcext:value-type="float">
            <text:p>43</text:p>
          </table:table-cell>
          <table:table-cell table:formula="of:=[.D16]-[.F16]+[.E17]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IF([.C17]&lt;=[.D17]; [.C17]; ROUNDDOWN(0.9*[.D17]))" office:value-type="float" office:value="43" calcext:value-type="float">
            <text:p>43</text:p>
          </table:table-cell>
          <table:table-cell table:formula="of:=[.D17]-[.F1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4-12-17" calcext:value-type="date">
            <text:p>17.12.2014</text:p>
          </table:table-cell>
          <table:table-cell table:formula="of:=ROUNDDOWN((-[.A18]*[.A18] +40*[.A18]+50)/10)" office:value-type="float" office:value="44" calcext:value-type="float">
            <text:p>44</text:p>
          </table:table-cell>
          <table:table-cell table:formula="of:=[.D17]-[.F17]+[.E18]"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formula="of:=IF([.C18]&lt;=[.D18]; [.C18]; ROUNDDOWN(0.9*[.D18]))" office:value-type="float" office:value="44" calcext:value-type="float">
            <text:p>44</text:p>
          </table:table-cell>
          <table:table-cell table:formula="of:=[.D18]-[.F1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4-12-18" calcext:value-type="date">
            <text:p>18.12.2014</text:p>
          </table:table-cell>
          <table:table-cell table:formula="of:=ROUNDDOWN((-[.A19]*[.A19] +40*[.A19]+50)/10)" office:value-type="float" office:value="44" calcext:value-type="float">
            <text:p>44</text:p>
          </table:table-cell>
          <table:table-cell table:formula="of:=[.D18]-[.F18]+[.E19]"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formula="of:=IF([.C19]&lt;=[.D19]; [.C19]; ROUNDDOWN(0.9*[.D19]))" office:value-type="float" office:value="44" calcext:value-type="float">
            <text:p>44</text:p>
          </table:table-cell>
          <table:table-cell table:formula="of:=[.D19]-[.F1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4-12-19" calcext:value-type="date">
            <text:p>19.12.2014</text:p>
          </table:table-cell>
          <table:table-cell table:formula="of:=ROUNDDOWN((-[.A20]*[.A20] +40*[.A20]+50)/10)" office:value-type="float" office:value="44" calcext:value-type="float">
            <text:p>44</text:p>
          </table:table-cell>
          <table:table-cell table:formula="of:=[.D19]-[.F19]+[.E20]" office:value-type="float" office:value="45" calcext:value-type="float">
            <text:p>45</text:p>
          </table:table-cell>
          <table:table-cell/>
          <table:table-cell table:formula="of:=IF([.C20]&lt;=[.D20]; [.C20]; ROUNDDOWN(0.9*[.D20]))" office:value-type="float" office:value="44" calcext:value-type="float">
            <text:p>44</text:p>
          </table:table-cell>
          <table:table-cell table:formula="of:=[.D20]-[.F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4-12-20" calcext:value-type="date">
            <text:p>20.12.2014</text:p>
          </table:table-cell>
          <table:table-cell table:formula="of:=ROUNDDOWN((-[.A21]*[.A21] +40*[.A21]+50)/10)" office:value-type="float" office:value="45" calcext:value-type="float">
            <text:p>45</text:p>
          </table:table-cell>
          <table:table-cell table:formula="of:=[.D20]-[.F20]+[.E21]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IF([.C21]&lt;=[.D21]; [.C21]; ROUNDDOWN(0.9*[.D21]))" office:value-type="float" office:value="45" calcext:value-type="float">
            <text:p>45</text:p>
          </table:table-cell>
          <table:table-cell table:formula="of:=[.D21]-[.F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4-12-21" calcext:value-type="date">
            <text:p>21.12.2014</text:p>
          </table:table-cell>
          <table:table-cell table:formula="of:=ROUNDDOWN((-[.A22]*[.A22] +40*[.A22]+50)/10)" office:value-type="float" office:value="44" calcext:value-type="float">
            <text:p>44</text:p>
          </table:table-cell>
          <table:table-cell table:formula="of:=[.D21]-[.F21]+[.E22]"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([.C22]&lt;=[.D22]; [.C22]; ROUNDDOWN(0.9*[.D22]))" office:value-type="float" office:value="44" calcext:value-type="float">
            <text:p>44</text:p>
          </table:table-cell>
          <table:table-cell table:formula="of:=[.D22]-[.F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4-12-22" calcext:value-type="date">
            <text:p>22.12.2014</text:p>
          </table:table-cell>
          <table:table-cell table:formula="of:=ROUNDDOWN((-[.A23]*[.A23] +40*[.A23]+50)/10)" office:value-type="float" office:value="44" calcext:value-type="float">
            <text:p>44</text:p>
          </table:table-cell>
          <table:table-cell table:formula="of:=[.D22]-[.F22]+[.E23]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formula="of:=IF([.C23]&lt;=[.D23]; [.C23]; ROUNDDOWN(0.9*[.D23]))" office:value-type="float" office:value="44" calcext:value-type="float">
            <text:p>44</text:p>
          </table:table-cell>
          <table:table-cell table:formula="of:=[.D23]-[.F2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4-12-23" calcext:value-type="date">
            <text:p>23.12.2014</text:p>
          </table:table-cell>
          <table:table-cell table:formula="of:=ROUNDDOWN((-[.A24]*[.A24] +40*[.A24]+50)/10)" office:value-type="float" office:value="44" calcext:value-type="float">
            <text:p>44</text:p>
          </table:table-cell>
          <table:table-cell table:formula="of:=[.D23]-[.F23]+[.E24]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IF([.C24]&lt;=[.D24]; [.C24]; ROUNDDOWN(0.9*[.D24]))" office:value-type="float" office:value="44" calcext:value-type="float">
            <text:p>44</text:p>
          </table:table-cell>
          <table:table-cell table:formula="of:=[.D24]-[.F2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4-12-24" calcext:value-type="date">
            <text:p>24.12.2014</text:p>
          </table:table-cell>
          <table:table-cell table:formula="of:=ROUNDDOWN((-[.A25]*[.A25] +40*[.A25]+50)/10)" office:value-type="float" office:value="43" calcext:value-type="float">
            <text:p>43</text:p>
          </table:table-cell>
          <table:table-cell table:formula="of:=[.D24]-[.F24]+[.E25]"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formula="of:=IF([.C25]&lt;=[.D25]; [.C25]; ROUNDDOWN(0.9*[.D25]))" office:value-type="float" office:value="43" calcext:value-type="float">
            <text:p>43</text:p>
          </table:table-cell>
          <table:table-cell table:style-name="ce10" table:formula="of:=[.D25]-[.F25]" office:value-type="float" office:value="31" calcext:value-type="float">
            <text:p>31</text:p>
          </table:table-cell>
        </table:table-row>
      </table:table>
      <table:table table:name="Zadanie5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r dnia</text:p>
          </table:table-cell>
          <table:table-cell table:style-name="Default" office:value-type="string" calcext:value-type="string">
            <text:p>Dzień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hoinki na placu</text:p>
          </table:table-cell>
          <table:table-cell table:style-name="Default" office:value-type="string" calcext:value-type="string">
            <text:p>dodane</text:p>
          </table:table-cell>
          <table:table-cell office:value-type="string" calcext:value-type="string">
            <text:p>Kupione</text:p>
          </table:table-cell>
          <table:table-cell office:value-type="string" calcext:value-type="string">
            <text:p>Pozost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4-12-01" calcext:value-type="date">
            <text:p>1.12.2014</text:p>
          </table:table-cell>
          <table:table-cell table:formula="of:=ROUNDDOWN((-[.A2]*[.A2] +40*[.A2]+50)/10)" office:value-type="float" office:value="8" calcext:value-type="float">
            <text:p>8</text:p>
          </table:table-cell>
          <table:table-cell table:formula="of:=[.E2]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IF([.C2]&lt;=[.D2]; [.C2]; ROUNDDOWN(0.9*[.D2]))" office:value-type="float" office:value="8" calcext:value-type="float">
            <text:p>8</text:p>
          </table:table-cell>
          <table:table-cell table:formula="of:=[.D2]-[.F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12-02" calcext:value-type="date">
            <text:p>2.12.2014</text:p>
          </table:table-cell>
          <table:table-cell table:formula="of:=ROUNDDOWN((-[.A3]*[.A3] +40*[.A3]+50)/10)" office:value-type="float" office:value="12" calcext:value-type="float">
            <text:p>12</text:p>
          </table:table-cell>
          <table:table-cell table:formula="of:=[.D2]-[.F2]+[.E3]" office:value-type="float" office:value="62" calcext:value-type="float">
            <text:p>62</text:p>
          </table:table-cell>
          <table:table-cell table:formula="of:=[.$E2]" office:value-type="float" office:value="35" calcext:value-type="float">
            <text:p>35</text:p>
          </table:table-cell>
          <table:table-cell table:formula="of:=IF([.C3]&lt;=[.D3]; [.C3]; ROUNDDOWN(0.9*[.D3]))" office:value-type="float" office:value="12" calcext:value-type="float">
            <text:p>12</text:p>
          </table:table-cell>
          <table:table-cell table:formula="of:=[.D3]-[.F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12-03" calcext:value-type="date">
            <text:p>3.12.2014</text:p>
          </table:table-cell>
          <table:table-cell table:formula="of:=ROUNDDOWN((-[.A4]*[.A4] +40*[.A4]+50)/10)" office:value-type="float" office:value="16" calcext:value-type="float">
            <text:p>16</text:p>
          </table:table-cell>
          <table:table-cell table:formula="of:=[.D3]-[.F3]+[.E4]" office:value-type="float" office:value="85" calcext:value-type="float">
            <text:p>85</text:p>
          </table:table-cell>
          <table:table-cell table:formula="of:=[.$E3]" office:value-type="float" office:value="35" calcext:value-type="float">
            <text:p>35</text:p>
          </table:table-cell>
          <table:table-cell table:formula="of:=IF([.C4]&lt;=[.D4]; [.C4]; ROUNDDOWN(0.9*[.D4]))" office:value-type="float" office:value="16" calcext:value-type="float">
            <text:p>16</text:p>
          </table:table-cell>
          <table:table-cell table:formula="of:=[.D4]-[.F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4-12-04" calcext:value-type="date">
            <text:p>4.12.2014</text:p>
          </table:table-cell>
          <table:table-cell table:formula="of:=ROUNDDOWN((-[.A5]*[.A5] +40*[.A5]+50)/10)" office:value-type="float" office:value="19" calcext:value-type="float">
            <text:p>19</text:p>
          </table:table-cell>
          <table:table-cell table:formula="of:=[.D4]-[.F4]+[.E5]" office:value-type="float" office:value="104" calcext:value-type="float">
            <text:p>104</text:p>
          </table:table-cell>
          <table:table-cell table:formula="of:=[.$E4]" office:value-type="float" office:value="35" calcext:value-type="float">
            <text:p>35</text:p>
          </table:table-cell>
          <table:table-cell table:formula="of:=IF([.C5]&lt;=[.D5]; [.C5]; ROUNDDOWN(0.9*[.D5]))" office:value-type="float" office:value="19" calcext:value-type="float">
            <text:p>19</text:p>
          </table:table-cell>
          <table:table-cell table:formula="of:=[.D5]-[.F5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4-12-05" calcext:value-type="date">
            <text:p>5.12.2014</text:p>
          </table:table-cell>
          <table:table-cell table:formula="of:=ROUNDDOWN((-[.A6]*[.A6] +40*[.A6]+50)/10)" office:value-type="float" office:value="22" calcext:value-type="float">
            <text:p>22</text:p>
          </table:table-cell>
          <table:table-cell table:formula="of:=[.D5]-[.F5]+[.E6]" office:value-type="float" office:value="120" calcext:value-type="float">
            <text:p>120</text:p>
          </table:table-cell>
          <table:table-cell table:formula="of:=[.$E5]" office:value-type="float" office:value="35" calcext:value-type="float">
            <text:p>35</text:p>
          </table:table-cell>
          <table:table-cell table:formula="of:=IF([.C6]&lt;=[.D6]; [.C6]; ROUNDDOWN(0.9*[.D6]))" office:value-type="float" office:value="22" calcext:value-type="float">
            <text:p>22</text:p>
          </table:table-cell>
          <table:table-cell table:formula="of:=[.D6]-[.F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4-12-06" calcext:value-type="date">
            <text:p>6.12.2014</text:p>
          </table:table-cell>
          <table:table-cell table:formula="of:=ROUNDDOWN((-[.A7]*[.A7] +40*[.A7]+50)/10)" office:value-type="float" office:value="25" calcext:value-type="float">
            <text:p>25</text:p>
          </table:table-cell>
          <table:table-cell table:formula="of:=[.D6]-[.F6]+[.E7]" office:value-type="float" office:value="133" calcext:value-type="float">
            <text:p>133</text:p>
          </table:table-cell>
          <table:table-cell table:formula="of:=[.$E6]" office:value-type="float" office:value="35" calcext:value-type="float">
            <text:p>35</text:p>
          </table:table-cell>
          <table:table-cell table:formula="of:=IF([.C7]&lt;=[.D7]; [.C7]; ROUNDDOWN(0.9*[.D7]))" office:value-type="float" office:value="25" calcext:value-type="float">
            <text:p>25</text:p>
          </table:table-cell>
          <table:table-cell table:formula="of:=[.D7]-[.F7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4-12-07" calcext:value-type="date">
            <text:p>7.12.2014</text:p>
          </table:table-cell>
          <table:table-cell table:formula="of:=ROUNDDOWN((-[.A8]*[.A8] +40*[.A8]+50)/10)" office:value-type="float" office:value="28" calcext:value-type="float">
            <text:p>28</text:p>
          </table:table-cell>
          <table:table-cell table:formula="of:=[.D7]-[.F7]+[.E8]" office:value-type="float" office:value="143" calcext:value-type="float">
            <text:p>143</text:p>
          </table:table-cell>
          <table:table-cell table:formula="of:=[.$E7]" office:value-type="float" office:value="35" calcext:value-type="float">
            <text:p>35</text:p>
          </table:table-cell>
          <table:table-cell table:formula="of:=IF([.C8]&lt;=[.D8]; [.C8]; ROUNDDOWN(0.9*[.D8]))" office:value-type="float" office:value="28" calcext:value-type="float">
            <text:p>28</text:p>
          </table:table-cell>
          <table:table-cell table:formula="of:=[.D8]-[.F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4-12-08" calcext:value-type="date">
            <text:p>8.12.2014</text:p>
          </table:table-cell>
          <table:table-cell table:formula="of:=ROUNDDOWN((-[.A9]*[.A9] +40*[.A9]+50)/10)" office:value-type="float" office:value="30" calcext:value-type="float">
            <text:p>30</text:p>
          </table:table-cell>
          <table:table-cell table:formula="of:=[.D8]-[.F8]+[.E9]" office:value-type="float" office:value="150" calcext:value-type="float">
            <text:p>150</text:p>
          </table:table-cell>
          <table:table-cell table:formula="of:=[.$E8]" office:value-type="float" office:value="35" calcext:value-type="float">
            <text:p>35</text:p>
          </table:table-cell>
          <table:table-cell table:formula="of:=IF([.C9]&lt;=[.D9]; [.C9]; ROUNDDOWN(0.9*[.D9]))" office:value-type="float" office:value="30" calcext:value-type="float">
            <text:p>30</text:p>
          </table:table-cell>
          <table:table-cell table:formula="of:=[.D9]-[.F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4-12-09" calcext:value-type="date">
            <text:p>9.12.2014</text:p>
          </table:table-cell>
          <table:table-cell table:formula="of:=ROUNDDOWN((-[.A10]*[.A10] +40*[.A10]+50)/10)" office:value-type="float" office:value="32" calcext:value-type="float">
            <text:p>32</text:p>
          </table:table-cell>
          <table:table-cell table:formula="of:=[.D9]-[.F9]+[.E10]" office:value-type="float" office:value="155" calcext:value-type="float">
            <text:p>155</text:p>
          </table:table-cell>
          <table:table-cell table:formula="of:=[.$E9]" office:value-type="float" office:value="35" calcext:value-type="float">
            <text:p>35</text:p>
          </table:table-cell>
          <table:table-cell table:formula="of:=IF([.C10]&lt;=[.D10]; [.C10]; ROUNDDOWN(0.9*[.D10]))" office:value-type="float" office:value="32" calcext:value-type="float">
            <text:p>32</text:p>
          </table:table-cell>
          <table:table-cell table:formula="of:=[.D10]-[.F10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4-12-10" calcext:value-type="date">
            <text:p>10.12.2014</text:p>
          </table:table-cell>
          <table:table-cell table:formula="of:=ROUNDDOWN((-[.A11]*[.A11] +40*[.A11]+50)/10)" office:value-type="float" office:value="35" calcext:value-type="float">
            <text:p>35</text:p>
          </table:table-cell>
          <table:table-cell table:formula="of:=[.D10]-[.F10]+[.E11]" office:value-type="float" office:value="158" calcext:value-type="float">
            <text:p>158</text:p>
          </table:table-cell>
          <table:table-cell table:formula="of:=[.$E10]" office:value-type="float" office:value="35" calcext:value-type="float">
            <text:p>35</text:p>
          </table:table-cell>
          <table:table-cell table:formula="of:=IF([.C11]&lt;=[.D11]; [.C11]; ROUNDDOWN(0.9*[.D11]))" office:value-type="float" office:value="35" calcext:value-type="float">
            <text:p>35</text:p>
          </table:table-cell>
          <table:table-cell table:formula="of:=[.D11]-[.F11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date" office:date-value="2014-12-11" calcext:value-type="date">
            <text:p>11.12.2014</text:p>
          </table:table-cell>
          <table:table-cell table:formula="of:=ROUNDDOWN((-[.A12]*[.A12] +40*[.A12]+50)/10)" office:value-type="float" office:value="36" calcext:value-type="float">
            <text:p>36</text:p>
          </table:table-cell>
          <table:table-cell table:formula="of:=[.D11]-[.F11]+[.E12]" office:value-type="float" office:value="158" calcext:value-type="float">
            <text:p>158</text:p>
          </table:table-cell>
          <table:table-cell table:formula="of:=[.$E11]" office:value-type="float" office:value="35" calcext:value-type="float">
            <text:p>35</text:p>
          </table:table-cell>
          <table:table-cell table:formula="of:=IF([.C12]&lt;=[.D12]; [.C12]; ROUNDDOWN(0.9*[.D12]))" office:value-type="float" office:value="36" calcext:value-type="float">
            <text:p>36</text:p>
          </table:table-cell>
          <table:table-cell table:formula="of:=[.D12]-[.F12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4-12-12" calcext:value-type="date">
            <text:p>12.12.2014</text:p>
          </table:table-cell>
          <table:table-cell table:formula="of:=ROUNDDOWN((-[.A13]*[.A13] +40*[.A13]+50)/10)" office:value-type="float" office:value="38" calcext:value-type="float">
            <text:p>38</text:p>
          </table:table-cell>
          <table:table-cell table:formula="of:=[.D12]-[.F12]+[.E13]" office:value-type="float" office:value="157" calcext:value-type="float">
            <text:p>157</text:p>
          </table:table-cell>
          <table:table-cell table:formula="of:=[.$E12]" office:value-type="float" office:value="35" calcext:value-type="float">
            <text:p>35</text:p>
          </table:table-cell>
          <table:table-cell table:formula="of:=IF([.C13]&lt;=[.D13]; [.C13]; ROUNDDOWN(0.9*[.D13]))" office:value-type="float" office:value="38" calcext:value-type="float">
            <text:p>38</text:p>
          </table:table-cell>
          <table:table-cell table:formula="of:=[.D13]-[.F13]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4-12-13" calcext:value-type="date">
            <text:p>13.12.2014</text:p>
          </table:table-cell>
          <table:table-cell table:formula="of:=ROUNDDOWN((-[.A14]*[.A14] +40*[.A14]+50)/10)" office:value-type="float" office:value="40" calcext:value-type="float">
            <text:p>40</text:p>
          </table:table-cell>
          <table:table-cell table:formula="of:=[.D13]-[.F13]+[.E14]" office:value-type="float" office:value="154" calcext:value-type="float">
            <text:p>154</text:p>
          </table:table-cell>
          <table:table-cell table:formula="of:=[.$E13]" office:value-type="float" office:value="35" calcext:value-type="float">
            <text:p>35</text:p>
          </table:table-cell>
          <table:table-cell table:formula="of:=IF([.C14]&lt;=[.D14]; [.C14]; ROUNDDOWN(0.9*[.D14]))" office:value-type="float" office:value="40" calcext:value-type="float">
            <text:p>40</text:p>
          </table:table-cell>
          <table:table-cell table:formula="of:=[.D14]-[.F14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4-12-14" calcext:value-type="date">
            <text:p>14.12.2014</text:p>
          </table:table-cell>
          <table:table-cell table:formula="of:=ROUNDDOWN((-[.A15]*[.A15] +40*[.A15]+50)/10)" office:value-type="float" office:value="41" calcext:value-type="float">
            <text:p>41</text:p>
          </table:table-cell>
          <table:table-cell table:formula="of:=[.D14]-[.F14]+[.E15]" office:value-type="float" office:value="149" calcext:value-type="float">
            <text:p>149</text:p>
          </table:table-cell>
          <table:table-cell table:formula="of:=[.$E14]" office:value-type="float" office:value="35" calcext:value-type="float">
            <text:p>35</text:p>
          </table:table-cell>
          <table:table-cell table:formula="of:=IF([.C15]&lt;=[.D15]; [.C15]; ROUNDDOWN(0.9*[.D15]))" office:value-type="float" office:value="41" calcext:value-type="float">
            <text:p>41</text:p>
          </table:table-cell>
          <table:table-cell table:formula="of:=[.D15]-[.F15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4-12-15" calcext:value-type="date">
            <text:p>15.12.2014</text:p>
          </table:table-cell>
          <table:table-cell table:formula="of:=ROUNDDOWN((-[.A16]*[.A16] +40*[.A16]+50)/10)" office:value-type="float" office:value="42" calcext:value-type="float">
            <text:p>42</text:p>
          </table:table-cell>
          <table:table-cell table:formula="of:=[.D15]-[.F15]+[.E16]" office:value-type="float" office:value="143" calcext:value-type="float">
            <text:p>143</text:p>
          </table:table-cell>
          <table:table-cell table:formula="of:=[.$E15]" office:value-type="float" office:value="35" calcext:value-type="float">
            <text:p>35</text:p>
          </table:table-cell>
          <table:table-cell table:formula="of:=IF([.C16]&lt;=[.D16]; [.C16]; ROUNDDOWN(0.9*[.D16]))" office:value-type="float" office:value="42" calcext:value-type="float">
            <text:p>42</text:p>
          </table:table-cell>
          <table:table-cell table:formula="of:=[.D16]-[.F1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4-12-16" calcext:value-type="date">
            <text:p>16.12.2014</text:p>
          </table:table-cell>
          <table:table-cell table:formula="of:=ROUNDDOWN((-[.A17]*[.A17] +40*[.A17]+50)/10)" office:value-type="float" office:value="43" calcext:value-type="float">
            <text:p>43</text:p>
          </table:table-cell>
          <table:table-cell table:formula="of:=[.D16]-[.F16]+[.E17]" office:value-type="float" office:value="136" calcext:value-type="float">
            <text:p>136</text:p>
          </table:table-cell>
          <table:table-cell table:formula="of:=[.$E16]" office:value-type="float" office:value="35" calcext:value-type="float">
            <text:p>35</text:p>
          </table:table-cell>
          <table:table-cell table:formula="of:=IF([.C17]&lt;=[.D17]; [.C17]; ROUNDDOWN(0.9*[.D17]))" office:value-type="float" office:value="43" calcext:value-type="float">
            <text:p>43</text:p>
          </table:table-cell>
          <table:table-cell table:formula="of:=[.D17]-[.F1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4-12-17" calcext:value-type="date">
            <text:p>17.12.2014</text:p>
          </table:table-cell>
          <table:table-cell table:formula="of:=ROUNDDOWN((-[.A18]*[.A18] +40*[.A18]+50)/10)" office:value-type="float" office:value="44" calcext:value-type="float">
            <text:p>44</text:p>
          </table:table-cell>
          <table:table-cell table:formula="of:=[.D17]-[.F17]+[.E18]" office:value-type="float" office:value="128" calcext:value-type="float">
            <text:p>128</text:p>
          </table:table-cell>
          <table:table-cell table:formula="of:=[.$E17]" office:value-type="float" office:value="35" calcext:value-type="float">
            <text:p>35</text:p>
          </table:table-cell>
          <table:table-cell table:formula="of:=IF([.C18]&lt;=[.D18]; [.C18]; ROUNDDOWN(0.9*[.D18]))" office:value-type="float" office:value="44" calcext:value-type="float">
            <text:p>44</text:p>
          </table:table-cell>
          <table:table-cell table:formula="of:=[.D18]-[.F18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4-12-18" calcext:value-type="date">
            <text:p>18.12.2014</text:p>
          </table:table-cell>
          <table:table-cell table:formula="of:=ROUNDDOWN((-[.A19]*[.A19] +40*[.A19]+50)/10)" office:value-type="float" office:value="44" calcext:value-type="float">
            <text:p>44</text:p>
          </table:table-cell>
          <table:table-cell table:formula="of:=[.D18]-[.F18]+[.E19]" office:value-type="float" office:value="119" calcext:value-type="float">
            <text:p>119</text:p>
          </table:table-cell>
          <table:table-cell table:formula="of:=[.$E18]" office:value-type="float" office:value="35" calcext:value-type="float">
            <text:p>35</text:p>
          </table:table-cell>
          <table:table-cell table:formula="of:=IF([.C19]&lt;=[.D19]; [.C19]; ROUNDDOWN(0.9*[.D19]))" office:value-type="float" office:value="44" calcext:value-type="float">
            <text:p>44</text:p>
          </table:table-cell>
          <table:table-cell table:formula="of:=[.D19]-[.F19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4-12-19" calcext:value-type="date">
            <text:p>19.12.2014</text:p>
          </table:table-cell>
          <table:table-cell table:formula="of:=ROUNDDOWN((-[.A20]*[.A20] +40*[.A20]+50)/10)" office:value-type="float" office:value="44" calcext:value-type="float">
            <text:p>44</text:p>
          </table:table-cell>
          <table:table-cell table:formula="of:=[.D19]-[.F19]+[.E20]" office:value-type="float" office:value="110" calcext:value-type="float">
            <text:p>110</text:p>
          </table:table-cell>
          <table:table-cell table:formula="of:=[.$E19]" office:value-type="float" office:value="35" calcext:value-type="float">
            <text:p>35</text:p>
          </table:table-cell>
          <table:table-cell table:formula="of:=IF([.C20]&lt;=[.D20]; [.C20]; ROUNDDOWN(0.9*[.D20]))" office:value-type="float" office:value="44" calcext:value-type="float">
            <text:p>44</text:p>
          </table:table-cell>
          <table:table-cell table:formula="of:=[.D20]-[.F20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4-12-20" calcext:value-type="date">
            <text:p>20.12.2014</text:p>
          </table:table-cell>
          <table:table-cell table:formula="of:=ROUNDDOWN((-[.A21]*[.A21] +40*[.A21]+50)/10)" office:value-type="float" office:value="45" calcext:value-type="float">
            <text:p>45</text:p>
          </table:table-cell>
          <table:table-cell table:formula="of:=[.D20]-[.F20]+[.E21]" office:value-type="float" office:value="101" calcext:value-type="float">
            <text:p>101</text:p>
          </table:table-cell>
          <table:table-cell table:formula="of:=[.$E20]" office:value-type="float" office:value="35" calcext:value-type="float">
            <text:p>35</text:p>
          </table:table-cell>
          <table:table-cell table:formula="of:=IF([.C21]&lt;=[.D21]; [.C21]; ROUNDDOWN(0.9*[.D21]))" office:value-type="float" office:value="45" calcext:value-type="float">
            <text:p>45</text:p>
          </table:table-cell>
          <table:table-cell table:formula="of:=[.D21]-[.F2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4-12-21" calcext:value-type="date">
            <text:p>21.12.2014</text:p>
          </table:table-cell>
          <table:table-cell table:formula="of:=ROUNDDOWN((-[.A22]*[.A22] +40*[.A22]+50)/10)" office:value-type="float" office:value="44" calcext:value-type="float">
            <text:p>44</text:p>
          </table:table-cell>
          <table:table-cell table:formula="of:=[.D21]-[.F21]+[.E22]" office:value-type="float" office:value="91" calcext:value-type="float">
            <text:p>91</text:p>
          </table:table-cell>
          <table:table-cell table:formula="of:=[.$E21]" office:value-type="float" office:value="35" calcext:value-type="float">
            <text:p>35</text:p>
          </table:table-cell>
          <table:table-cell table:formula="of:=IF([.C22]&lt;=[.D22]; [.C22]; ROUNDDOWN(0.9*[.D22]))" office:value-type="float" office:value="44" calcext:value-type="float">
            <text:p>44</text:p>
          </table:table-cell>
          <table:table-cell table:formula="of:=[.D22]-[.F22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4-12-22" calcext:value-type="date">
            <text:p>22.12.2014</text:p>
          </table:table-cell>
          <table:table-cell table:formula="of:=ROUNDDOWN((-[.A23]*[.A23] +40*[.A23]+50)/10)" office:value-type="float" office:value="44" calcext:value-type="float">
            <text:p>44</text:p>
          </table:table-cell>
          <table:table-cell table:formula="of:=[.D22]-[.F22]+[.E23]" office:value-type="float" office:value="82" calcext:value-type="float">
            <text:p>82</text:p>
          </table:table-cell>
          <table:table-cell table:formula="of:=[.$E22]" office:value-type="float" office:value="35" calcext:value-type="float">
            <text:p>35</text:p>
          </table:table-cell>
          <table:table-cell table:formula="of:=IF([.C23]&lt;=[.D23]; [.C23]; ROUNDDOWN(0.9*[.D23]))" office:value-type="float" office:value="44" calcext:value-type="float">
            <text:p>44</text:p>
          </table:table-cell>
          <table:table-cell table:formula="of:=[.D23]-[.F2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4-12-23" calcext:value-type="date">
            <text:p>23.12.2014</text:p>
          </table:table-cell>
          <table:table-cell table:formula="of:=ROUNDDOWN((-[.A24]*[.A24] +40*[.A24]+50)/10)" office:value-type="float" office:value="44" calcext:value-type="float">
            <text:p>44</text:p>
          </table:table-cell>
          <table:table-cell table:formula="of:=[.D23]-[.F23]+[.E24]" office:value-type="float" office:value="73" calcext:value-type="float">
            <text:p>73</text:p>
          </table:table-cell>
          <table:table-cell table:formula="of:=[.$E23]" office:value-type="float" office:value="35" calcext:value-type="float">
            <text:p>35</text:p>
          </table:table-cell>
          <table:table-cell table:formula="of:=IF([.C24]&lt;=[.D24]; [.C24]; ROUNDDOWN(0.9*[.D24]))" office:value-type="float" office:value="44" calcext:value-type="float">
            <text:p>44</text:p>
          </table:table-cell>
          <table:table-cell table:formula="of:=[.D24]-[.F2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4-12-24" calcext:value-type="date">
            <text:p>24.12.2014</text:p>
          </table:table-cell>
          <table:table-cell table:formula="of:=ROUNDDOWN((-[.A25]*[.A25] +40*[.A25]+50)/10)" office:value-type="float" office:value="43" calcext:value-type="float">
            <text:p>43</text:p>
          </table:table-cell>
          <table:table-cell table:formula="of:=[.D24]-[.F24]+[.E25]" office:value-type="float" office:value="64" calcext:value-type="float">
            <text:p>64</text:p>
          </table:table-cell>
          <table:table-cell table:formula="of:=[.$E24]" office:value-type="float" office:value="35" calcext:value-type="float">
            <text:p>35</text:p>
          </table:table-cell>
          <table:table-cell table:formula="of:=IF([.C25]&lt;=[.D25]; [.C25]; ROUNDDOWN(0.9*[.D25]))" office:value-type="float" office:value="43" calcext:value-type="float">
            <text:p>43</text:p>
          </table:table-cell>
          <table:table-cell table:style-name="ce10" table:formula="of:=[.D25]-[.F25]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.00.0000</text:date>, <text:time style:data-style-name="N2" text:time-value="23:51:02.243863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20:59:28.116934841</meta:creation-date>
    <meta:generator>LibreOffice/6.4.7.2$Linux_X86_64 LibreOffice_project/40$Build-2</meta:generator>
    <dc:date>2022-07-22T23:51:16.734388214</dc:date>
    <meta:editing-duration>PT24M24S</meta:editing-duration>
    <meta:editing-cycles>9</meta:editing-cycles>
    <meta:document-statistic meta:table-count="3" meta:cell-count="4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998cm" xlink:href=".." xlink:type="simple" chart:class="chart:bar" chart:style-name="ch1">
        <chart:title svg:x="6.89cm" svg:y="0.315cm" chart:style-name="ch2">
          <text:p>Zadanie 2.</text:p>
        </chart:title>
        <chart:legend chart:legend-position="end" svg:x="13.72cm" svg:y="3.951cm" style:legend-expansion="high" chart:style-name="ch3"/>
        <chart:plot-area chart:style-name="ch4" table:cell-range-address="Sheet1.E1:Sheet1.F25" chart:data-source-has-labels="row" svg:x="1.331cm" svg:y="1.273cm" svg:width="12.069cm" svg:height="6.565cm">
          <chartooo:coordinate-region svg:x="1.952cm" svg:y="1.472cm" svg:width="11.448cm" svg:height="5.719cm"/>
          <chart:axis chart:dimension="x" chart:name="primary-x" chart:style-name="ch5">
            <chart:title svg:x="6.884cm" svg:y="8.017cm" chart:style-name="ch6">
              <text:p>Dzień</text:p>
            </chart:title>
          </chart:axis>
          <chart:axis chart:dimension="y" chart:name="primary-y" chart:style-name="ch7">
            <chart:title svg:x="0.451cm" svg:y="5.552cm" chart:style-name="ch8">
              <text:p>Ilość choinek</text:p>
            </chart:title>
            <chart:grid chart:style-name="ch9" chart:class="major"/>
          </chart:axis>
          <chart:series chart:style-name="ch10" chart:values-cell-range-address="Sheet1.E2:Sheet1.E25" chart:label-cell-address="Sheet1.E1:Sheet1.E1" chart:class="chart:bar">
            <chart:data-point chart:repeated="24"/>
          </chart:series>
          <chart:series chart:style-name="ch11" chart:values-cell-range-address="Sheet1.F2:Sheet1.F25" chart:label-cell-address="Sheet1.F1:Sheet1.F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upione</text:p>
                <draw:g>
                  <svg:desc>Sheet1.E1:Sheet1.E1</svg:desc>
                </draw:g>
              </table:table-cell>
              <table:table-cell office:value-type="string">
                <text:p>Pozostał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E2:Sheet1.E25</svg:desc>
                </draw:g>
              </table:table-cell>
              <table:table-cell office:value-type="float" office:value="42">
                <text:p>42</text:p>
                <draw:g>
                  <svg:desc>Sheet1.F2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